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text-properties style:text-underline-style="none"/>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CHAPITRE 8 LES PROTEINE: METABOLISME</text:p>
      <text:p text:style-name="P2"/>
      <text:p text:style-name="P2">1/Métabolisme des protéines:</text:p>
      <text:p text:style-name="P2"/>
      <text:p text:style-name="P2">1.1/Catabolisme:</text:p>
      <text:p text:style-name="P2"/>
      <text:p text:style-name="P2"><text:span text:style-name="T1"><text:tab/></text:span>1.1.1/Digestif:</text:p>
      <text:p text:style-name="P2"/>
      <text:p text:style-name="P4">Notre alimentation nous apporte beaucoup de protéine. Elles apportent des acides alinés essentiel car on ne sait pas les fabriquer.La consommation de protéines nous permet de nous fournir en acide aminé . 12 essentiel. Elles vont etre hydrolyser en peptide et enfin en acide aminé (forme assimilable). Les protéines sont premièrement digérée dans l'estomac puisque dans l'estomac on trouve des protéases, ces protéases coupent les liaisons peptidiques entre acides aminés; les plus connus sont la trypsine et l'alpha chymotrypsine. Elles coupent au niveau de certains acide aminé. Ce sont des enzymes dites acides c'est pour cela que le pH gastrique est faible. <text:s/>Grace à des Les peptides ainsi obtenus vont etre hydrolyser par despeptidase que l'on retrouve dans le suc intestinaux et pancréatiques. Les aa se retrouvent dans la circulation sanguine qui les distribue à l'ensemble des cellules de l'organisme et qui vont etre synthétiser en protéines essentielles. Dans une cellule on a un nombre important de protéines qui ont une durée de vie limitée La cellule va devoir recycler les protéines en fin de vie c'est ce que l'on appelle la protéolyse.</text:p>
      <text:p text:style-name="P4"/>
      <text:p text:style-name="P4"><text:tab/><text:span text:style-name="T3">1.1.2/ Cellulaire:</text:span></text:p>
      <text:p text:style-name="P4"/>
      <text:p text:style-name="P4">Les protéines en fin de vie sont marquées par les cellules par un processus <text:span text:style-name="T2">polyubiquitination</text:span>. On a des protéines dityes <text:span text:style-name="T2">ubiquitine</text:span> la cellule va ccrocher de nombreuses ubiquitine sur la protéine en fin de vie au niveau des résidus de lysine on va faire une <text:span text:style-name="T2">polyubiquitination</text:span>. Ce marquage va etre reconnu par un systéme qui s'appelel le <text:span text:style-name="T2">protéasone</text:span>, il va ensuite digérer la protéines en acides aminés qui vont etre recyclée</text:p>
      <text:p text:style-name="P4"/>
      <text:p text:style-name="P4">1°</text:p>
      <text:p text:style-name="P4"/>
      <text:p text:style-name="P2">1.2/Anabolisme: la synthèse protéique ou traduction</text:p>
      <text:p text:style-name="P2"/>
      <text:p text:style-name="P4">Les génes portés par l'ADN sont transcrits par ARNm il est maturé, il sort du noyau et est traduit par les ribosomes. La traduction se fait en 3 étapes initiation (reconnu par la petite sous unité grâce au caping on a ensuite le scanning reconnaissance du premier codon, la grande sosu unité vient former le ribosome. ARNt vient se fixer) Phase de terminaison lors du codon Stop. Les facteurs de relargage vont permettre de dissocier les 2 parties du ribosome et de libérer la protéine</text:p>
      <text:p text:style-name="P4"/>
      <text:p text:style-name="P2">2/Anabolisme:</text:p>
      <text:p text:style-name="P2"/>
      <text:p text:style-name="P2"><text:span text:style-name="T1"><text:tab/></text:span>2.1.1/ Enlevement et élimination du a-NH2:</text:p>
      <text:p text:style-name="P4">Pour éliminer le alpha NH2 il y a la double transamination. Lors d'une transamination on a trois réactions succéssives. Les molécules de NH3 vont etre filtrer par le sreins et expulser par les reins. Les pyruvate vont ett</text:p>
      <text:p text:style-name="P2"/>
      <text:p text:style-name="P4"><text:tab/><text:span text:style-name="T3">2.1.2/Catabolisme du radical carboné:</text:span></text:p>
      <text:p text:style-name="P4"><text:span text:style-name="T3"/></text:p>
      <text:p text:style-name="P4">IL va essentiellemnt servir à fabriquer du glucose à partir d'aa formateur. Les aa peuvent cétoformateur ce la va permettre pour forunir de l'énergie au coeur et au cerveau</text:p>
      <text:p text:style-name="P4"/>
      <text:p text:style-name="P4"><text:soft-page-break/></text:p>
      <text:p text:style-name="P2">3/Anabolisme:</text:p>
      <text:p text:style-name="P2"/>
      <text:p text:style-name="P4">Aperçu des différents précurseurs capables de fabriquer des aa. Fig 6</text:p>
      <text:p text:style-name="P4"/>
      <text:p text:style-name="P4">4/Précurseurs de molécules d'intérêt:</text:p>
      <text:p text:style-name="P4"/>
      <text:p text:style-name="P4"><text:s/>La Glycine est utilisé pour former l'heme à partir du glycocolle.</text:p>
      <text:p text:style-name="P4">La cytéine est utilisé pour former le glutation, c'est une molécule qui va réguler le pH de la cellule et le pouvoir oxydatif de celle ci grace à celle ci.</text:p>
      <text:p text:style-name="P4"/>
      <text:p text:style-name="P4">L'arginine est un précurseur</text:p>
      <text:p text:style-name="P4">Les mélaconines </text:p>
      <text:p text:style-name="P4">La tyrosine fabriquent les hormones thyroïdienne qui interviennent dans la croissance elles sont iodée? Fabriquer pou fabriquer l'adrénaline qui a le mem rôle que le glucagon c'est un nero transmetteur important ( parkinson le cerveau ne fabrique plus ). Un des traitement vise à redonner au patient l'enzyme manquante.</text:p>
      <text:p text:style-name="P4"/>
      <text:p text:style-name="P4"/>
      <text:p text:style-name="P4"/>
      <text:p text:style-name="P4"/>
      <text:p text:style-name="P4"/>
      <text:p text:style-name="P4"/>
      <text:p text:style-name="P2"/>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5-30T08:43:27</meta:creation-date>
    <meta:document-statistic meta:table-count="0" meta:image-count="0" meta:object-count="0" meta:page-count="2" meta:paragraph-count="24" meta:word-count="548" meta:character-count="3420"/>
    <dc:date>2011-05-30T10:43:04</dc:date>
    <dc:creator>robin margier</dc:creator>
    <meta:editing-duration>PT00H09M24S</meta:editing-duration>
    <meta:editing-cycles>1</meta:editing-cycles>
    <meta:generator>OpenOffice.org/3.2$Unix OpenOffice.org_project/320m18$Build-9502</meta:generator>
  </office:meta>
</office:document-meta>
</file>